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13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font-name="Arial1" style:font-name-asian="Arial1" style:font-name-complex="Tahoma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style:use-window-font-color="true" style:font-name="Arial1" style:font-name-asian="Arial1" style:font-name-complex="Tahoma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006b6b"/>
      <style:text-properties fo:color="#ffffff"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ext-properties style:font-name="Arial2" style:font-name-complex="Aria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7" office:value-type="string">
            <text:p>Dag 5</text:p>
          </table:table-cell>
          <table:table-cell table:style-name="ce8" office:value-type="string">
            <text:p>Sprint Review</text:p>
          </table:table-cell>
          <table:table-cell table:style-name="ce8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få fram ett fotogalleri, innehållande tumnagelbilder.</text:p>
          </table:table-cell>
          <table:table-cell table:style-name="ce5" office:value-type="string">
            <text:p>Genom ett AJAX-anrop kontakta en server som skickar tillbaka bilderna i JSON format.</text:p>
          </table:table-cell>
          <table:table-cell office:value-type="string">
            <text:p>Ej Färdig</text:p>
          </table:table-cell>
          <table:table-cell table:style-name="ce6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bilderna i fotogalleriett och byta desktop bilden.</text:p>
          </table:table-cell>
          <table:table-cell table:style-name="ce5" office:value-type="string">
            <text:p>Ändra desktop bilden vid varje klick på olika bilder i galleriet.</text:p>
          </table:table-cell>
          <table:table-cell office:value-type="string">
            <text:p>Ej Färdig</text:p>
          </table:table-cell>
          <table:table-cell table:style-name="ce6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9"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"/>
          <table:table-cell table:number-columns-repeated="1018"/>
        </table:table-row>
        <table:table-row table:style-name="ro6">
          <table:table-cell table:number-columns-repeated="2"/>
          <table:table-cell>
            <draw:frame table:end-cell-address="Blad1.G38" table:end-x="2.087cm" table:end-y="0.388cm" draw:z-index="0" draw:name="Chart 1" draw:style-name="gr1" svg:width="17.29cm" svg:height="10.757cm" svg:x="0.755cm" svg:y="0.38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03:15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5T03:15:42.29</dc:date>
    <meta:generator>OpenOffice.org/3.3$Win32 OpenOffice.org_project/330m20$Build-9567</meta:generator>
    <meta:editing-duration>PT16H38M30S</meta:editing-duration>
    <meta:editing-cycles>8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291cm" svg:height="10.758cm" xlink:href=".." xlink:type="simple" chart:class="chart:line" chart:style-name="ch1">
        <chart:title svg:x="6.677cm" svg:y="0.35cm" chart:style-name="ch2">
          <text:p>Burndown Chart</text:p>
        </chart:title>
        <chart:legend chart:legend-position="end" svg:x="15.477cm" svg:y="4.859cm" chart:style-name="ch3"/>
        <chart:plot-area chart:style-name="ch4" table:cell-range-address="Blad1.E6:Blad1.J7" chart:data-source-has-labels="column" svg:x="0.761cm" svg:y="2.558cm" svg:width="11.773cm" svg:height="8.019cm">
          <chartooo:coordinate-region svg:x="1.382cm" svg:y="2.758cm" svg:width="11.152cm" svg:height="7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